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de748" officeooo:paragraph-rsid="001de748" style:font-size-asian="20pt" style:font-size-complex="20pt"/>
    </style:style>
    <style:style style:name="P4" style:family="paragraph" style:parent-style-name="Normal_20__28_Web_29_">
      <loext:graphic-properties draw:fill="solid" draw:fill-color="#ffffff"/>
      <style:paragraph-properties style:line-height-at-least="0.2083in" fo:text-align="center" style:justify-single-word="false" fo:background-color="#ffffff"/>
    </style:style>
    <style:style style:name="P5" style:family="paragraph" style:parent-style-name="Normal_20__28_Web_29_">
      <loext:graphic-properties draw:fill="solid" draw:fill-color="#ffffff"/>
      <style:paragraph-properties style:line-height-at-least="0.2083in" fo:background-color="#ffffff"/>
    </style:style>
    <style:style style:name="P6" style:family="paragraph" style:parent-style-name="Normal_20__28_Web_29_">
      <loext:graphic-properties draw:fill="solid" draw:fill-color="#ffffff"/>
      <style:paragraph-properties style:line-height-at-least="0.2083in" fo:text-align="center" style:justify-single-word="false" fo:background-color="#ffffff"/>
      <style:text-properties fo:color="#000000" style:font-name="Arial" fo:font-size="20pt" fo:language="en" fo:country="none" officeooo:rsid="001de748" officeooo:paragraph-rsid="001de748" style:font-size-asian="20pt" style:font-name-complex="Arial1" style:font-size-complex="20pt"/>
    </style:style>
    <style:style style:name="P7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000000" style:font-name="Arial" fo:font-size="10pt" fo:language="en" fo:country="none" style:font-size-asian="10pt" style:font-name-complex="Arial1" style:font-size-complex="10pt"/>
    </style:style>
    <style:style style:name="P8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333333" style:font-name="Helvetica" fo:font-size="10pt" fo:language="en" fo:country="none" style:font-size-asian="10pt" style:font-name-complex="Helvetica1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color="#000000" style:font-name="Arial" fo:font-size="10pt" fo:language="en" fo:country="none" style:font-size-asian="10pt" style:font-name-complex="Arial1" style:font-size-complex="10pt"/>
    </style:style>
    <style:style style:name="T2" style:family="text">
      <style:text-properties fo:color="#000000" style:font-name="Arial" fo:font-size="10pt" fo:language="en" fo:country="none" officeooo:rsid="001b8558" style:font-size-asian="10pt" style:font-name-complex="Arial1" style:font-size-complex="10pt"/>
    </style:style>
    <style:style style:name="T3" style:family="text">
      <style:text-properties fo:color="#000000" style:font-name="Arial" fo:font-size="10pt" fo:language="en" fo:country="none" officeooo:rsid="001bb35b" style:font-size-asian="10pt" style:font-name-complex="Arial1" style:font-size-complex="10pt"/>
    </style:style>
    <style:style style:name="T4" style:family="text">
      <style:text-properties fo:color="#000000" style:font-name="Arial" fo:font-size="10pt" fo:language="en" fo:country="none" officeooo:rsid="001ca758" style:font-size-asian="10pt" style:font-name-complex="Arial1" style:font-size-complex="10pt"/>
    </style:style>
    <style:style style:name="T5" style:family="text">
      <style:text-properties fo:color="#000000" style:font-name="Arial" fo:font-size="10pt" fo:language="en" fo:country="none" officeooo:rsid="002181bc" style:font-size-asian="10pt" style:font-name-complex="Arial1" style:font-size-complex="10pt"/>
    </style:style>
    <style:style style:name="T6" style:family="text">
      <style:text-properties fo:color="#333333" style:font-name="Arial" fo:font-size="13.5pt" fo:language="en" fo:country="none" style:font-size-asian="13.5pt" style:font-name-complex="Arial1" style:font-size-complex="13.5pt"/>
    </style:style>
    <style:style style:name="T7" style:family="text">
      <style:text-properties officeooo:rsid="001de748"/>
    </style:style>
    <style:style style:name="T8" style:family="text">
      <style:text-properties officeooo:rsid="00200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Goal Sheet </text:p>
      <text:p text:style-name="P3">“Contour (Line) Drawing”</text:p>
      <text:p text:style-name="P6">Lauren Grace</text:p>
      <text:p text:style-name="P4"><text:span text:style-name="T6">Fall-</text:span><text:bookmark text:name="_GoBack"/><text:span text:style-name="T6">2018</text:span></text:p>
      <text:p text:style-name="P8"> </text:p>
      <text:p text:style-name="P7">Assignment: <text:span text:style-name="T7">Contour (Line) Drawing</text:span> </text:p>
      <text:p text:style-name="P7">Thumbnails: After producing idea in your sketchbook transfer your thumbnail onto this sheet. </text:p>
      <text:p text:style-name="P8"> </text:p>
      <text:p text:style-name="P8">-----------------------------------</text:p>
      <text:p text:style-name="P8">-                                        -</text:p>
      <text:p text:style-name="P8">-                                        -</text:p>
      <text:p text:style-name="P8">-                                        -</text:p>
      <text:p text:style-name="P8">-----------------------------------</text:p>
      <text:p text:style-name="P5"><text:span text:style-name="T1">Why: </text:span><text:span text:style-name="T3">This was an assignment for my drawing class. We were told we could choose the subject of our drawings and I decided to draw something that I have drawn before, a mountain lion. But I also wanted a bit of a story element so I decided to draw from the inspiration of the wildfires. Though they are very destructive, they also have an odd sort of beauty. </text:span><text:span text:style-name="T4">Since this assignment is a line drawing one I decided that I might keep the lines and transfer them to my computer to create a digital version of the piece.</text:span></text:p>
      <text:p text:style-name="P5"><text:span text:style-name="T1">How: </text:span><text:span text:style-name="T2">To complete this project I will be using Bristol Paper, a 2</text:span><text:span text:style-name="T5">B</text:span><text:span text:style-name="T2"> Art Pencil, </text:span><text:span text:style-name="T5">a 4B Art Pencil, </text:span><text:span text:style-name="T2">A kneaded eraser, and a standard 12 inch ruler. </text:span><text:span text:style-name="T3">I used reference images from google includiiing “Mountain Lion Roaring” and “Wildfires.”</text:span></text:p>
      <text:p text:style-name="P7">Analysis: <text:span text:style-name="T8">I think I did very well on the Mountain Lion. I’ve always been fond of drawing animals so I think I put more effort into the Lion. I wish I would’ve put that same amount of effort into the background of the scene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043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el VanLeeuwen</meta:initial-creator>
    <meta:editing-cycles>7</meta:editing-cycles>
    <meta:print-date>2018-03-28T19:21:00</meta:print-date>
    <meta:creation-date>2018-08-02T23:10:00</meta:creation-date>
    <dc:date>2018-09-03T23:03:33.655000000</dc:date>
    <meta:editing-duration>PT6M46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16" meta:word-count="215" meta:character-count="1350" meta:non-whitespace-character-count="10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